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46373d" style:font-style-asian="italic" style:font-style-complex="italic"/>
    </style:style>
    <style:style style:name="P3" style:family="paragraph" style:parent-style-name="Standard">
      <style:text-properties fo:font-style="italic" officeooo:paragraph-rsid="000db36f" style:font-style-asian="italic" style:font-style-complex="italic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7" style:family="paragraph" style:parent-style-name="Standard">
      <style:text-properties officeooo:paragraph-rsid="0046373d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898ee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cb47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4d3904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React:</text:span><text:span text:style-name="T1"> </text:span><text:span text:style-name="T2">Módulo 0</text:span><text:span text:style-name="T4">2</text:span><text:span text:style-name="T2"> - </text:span><text:span text:style-name="T1">Atividade 0</text:span><text:span text:style-name="T5">3</text:span></text:p>
      <text:p text:style-name="P5"/>
      <text:p text:style-name="P3">No projeto base, criado no Peer Tutoring 1,utilize props em um componente react.</text:p>
      <text:p text:style-name="P1"/>
      <text:p text:style-name="P1"/>
      <text:p text:style-name="P7"/>
      <text:p text:style-name="P2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1-03T22:20:18.872735288</dc:date>
    <meta:editing-duration>PT9H21M59S</meta:editing-duration>
    <meta:editing-cycles>55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9" meta:character-count="112" meta:non-whitespace-character-count="94"/>
  </office:meta>
</office:document-meta>
</file>